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ableHint.builtWith( Executable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er( String name , List &lt; TypeReference &gt;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ableHint.ofConstructor( List &lt; TypeReference &gt;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ableHint.ge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ableHint.getParamet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withMode( ExecutableMode m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ecutableHint.ExecutableHint( Builder bui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ecutableHint.ofMethod( String name , List &lt; TypeReference &gt;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